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8f9" officeooo:paragraph-rsid="001488f9"/>
    </style:style>
    <style:style style:name="P2" style:family="paragraph" style:parent-style-name="Standard">
      <style:text-properties fo:font-weight="normal" officeooo:rsid="001488f9" officeooo:paragraph-rsid="001488f9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488f9" officeooo:paragraph-rsid="001488f9" style:font-weight-asian="normal" style:font-weight-complex="normal"/>
    </style:style>
    <style:style style:name="T1" style:family="text"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2" style:family="text">
      <style:text-properties fo:font-size="15pt" fo:font-style="normal" style:text-underline-style="solid" style:text-underline-width="auto" style:text-underline-color="font-color" style:font-size-asian="15pt" style:font-style-asian="normal" style:font-size-complex="15pt" style:font-style-complex="normal"/>
    </style:style>
    <style:style style:name="T3" style:family="text">
      <style:text-properties fo:font-size="15pt" fo:font-style="normal" style:font-size-asian="15pt" style:font-style-asian="normal" style:font-size-complex="15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3"/><text:tab/><text:tab/><text:tab/><text:tab/><text:tab/><text:span text:style-name="T1">Vkart</text:span></text:p>
      <text:p text:style-name="P2"><text:span text:style-name="T2">About</text:span></text:p>
      <text:p text:style-name="P3"><text:span text:style-name="T3">Vkart is a uniuqe e-commer website thats deals for website as a product . As we all know in Now a days We sorrounder by the net of e-commerce site’s.</text:span></text:p>
      <text:p text:style-name="P3"><text:span text:style-name="T3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0:40:09.034316883</meta:creation-date>
    <dc:date>2022-09-27T10:46:10.304244005</dc:date>
    <meta:editing-duration>PT6M3S</meta:editing-duration>
    <meta:editing-cycles>1</meta:editing-cycles>
    <meta:document-statistic meta:table-count="0" meta:image-count="0" meta:object-count="0" meta:page-count="1" meta:paragraph-count="4" meta:word-count="32" meta:character-count="178" meta:non-whitespace-character-count="130"/>
    <meta:generator>LibreOffice/6.4.7.2$Linux_X86_64 LibreOffice_project/40$Build-2</meta:generator>
  </office:meta>
</office:document-meta>
</file>